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780B9EB6B40731A957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bitmap" draw:fill-image-name="Bitmap_20_1" style:repeat="stretch"/>
    </style:style>
    <style:style style:name="gr1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stroke-linejoin="round" svg:stroke-linecap="butt" draw:fill="none" draw:textarea-horizontal-align="justify" draw:textarea-vertical-align="middle" draw:auto-grow-height="false" fo:min-height="27.913cm" fo:min-width="19.398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stroke-linejoin="round" svg:stroke-linecap="butt" draw:fill="none" draw:textarea-horizontal-align="justify" draw:textarea-vertical-align="middle" draw:auto-grow-height="false" fo:min-height="27.613cm" fo:min-width="19.09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95cm" svg:height="28.215cm" svg:x="0.525cm" svg:y="0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65cm" svg:height="27.915cm" svg:x="0.675cm" svg:y="0.89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B000000780B9EB6B40731A957C.jp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8T14:18:01.573904408</meta:creation-date>
    <dc:date>2021-10-29T01:14:08.342212621</dc:date>
    <meta:editing-duration>PT3M4S</meta:editing-duration>
    <meta:editing-cycles>3</meta:editing-cycles>
    <meta:generator>LibreOffice/7.2.2.2$Linux_X86_64 LibreOffice_project/20$Build-2</meta:generator>
    <meta:document-statistic meta:object-count="2"/>
  </office:meta>
</office:document-meta>
</file>